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indBugsTable" style:family="table">
      <style:table-properties style:width="16.999cm" table:align="margins"/>
    </style:style>
    <style:style style:name="FindBugsTable.A" style:family="table-column">
      <style:table-column-properties style:column-width="16.999cm" style:rel-column-width="65535*"/>
    </style:style>
    <style:style style:name="FindBugsTable.A1" style:family="table-cell">
      <style:table-cell-properties fo:padding="0.097cm" fo:border="0.002cm solid #000000"/>
    </style:style>
    <style:style style:name="Tabela1" style:family="table">
      <style:table-properties style:width="16.805cm" table:align="margins"/>
    </style:style>
    <style:style style:name="Tabela1.A" style:family="table-column">
      <style:table-column-properties style:column-width="8.401cm" style:rel-column-width="32767*"/>
    </style:style>
    <style:style style:name="Tabela1.B" style:family="table-column">
      <style:table-column-properties style:column-width="8.403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none"/>
    </style:style>
    <style:style style:name="Tabela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a1.A2" style:family="table-cell">
      <style:table-cell-properties fo:padding="0.097cm" fo:border-left="0.002cm solid #000000" fo:border-right="none" fo:border-top="none" fo:border-bottom="none"/>
    </style:style>
    <style:style style:name="Tabela1.B2" style:family="table-cell">
      <style:table-cell-properties fo:padding="0.097cm" fo:border-left="0.002cm solid #000000" fo:border-right="0.002cm solid #000000" fo:border-top="none" fo:border-bottom="none"/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paragraph-rsid="0011abc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3233b" officeooo:paragraph-rsid="0011abc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normal" officeooo:rsid="0011abc2" officeooo:paragraph-rsid="0011abc2" style:font-size-asian="22pt" style:font-weight-asian="normal" style:font-size-complex="2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font-size="12pt" officeooo:paragraph-rsid="0013a144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officeooo:paragraph-rsid="0013a144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0pt" style:font-size-asian="8.75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1527a2" officeooo:paragraph-rsid="001527a2" style:font-size-asian="22pt" style:font-weight-asian="bold" style:font-size-complex="22pt" style:font-weight-complex="bold"/>
    </style:style>
    <style:style style:name="P8" style:family="paragraph" style:parent-style-name="Footer">
      <style:text-properties officeooo:paragraph-rsid="00172f40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1abc2"/>
    </style:style>
    <style:style style:name="T2" style:family="text">
      <style:text-properties officeooo:rsid="0003233b"/>
    </style:style>
    <style:style style:name="T3" style:family="text">
      <style:text-properties officeooo:rsid="000699ea"/>
    </style:style>
    <style:style style:name="T4" style:family="text">
      <style:text-properties officeooo:rsid="0013a144"/>
    </style:style>
    <style:style style:name="T5" style:family="text">
      <style:text-properties officeooo:rsid="0014415b"/>
    </style:style>
    <style:style style:name="T6" style:family="text">
      <style:text-properties officeooo:rsid="00147a79"/>
    </style:style>
    <style:style style:name="T7" style:family="text">
      <style:text-properties officeooo:rsid="001527a2"/>
    </style:style>
    <style:style style:name="T8" style:family="text">
      <style:text-properties officeooo:rsid="00172f40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46200552">
          <text:insertion>
            <office:change-info>
              <dc:creator>Autor desconhecido</dc:creator>
              <dc:date>2012-01-08T02:16:00</dc:date>
            </office:change-info>
          </text:insertion>
        </text:changed-region>
        <text:changed-region text:id="ct146208128">
          <text:insertion>
            <office:change-info>
              <dc:creator>Autor desconhecido</dc:creator>
              <dc:date>2012-01-07T22:28:00</dc:date>
            </office:change-info>
          </text:insertion>
        </text:changed-region>
        <text:changed-region text:id="ct146210312">
          <text:insertion>
            <office:change-info>
              <dc:creator>Autor desconhecido</dc:creator>
              <dc:date>2012-01-08T02:16:00</dc:date>
            </office:change-info>
          </text:insertion>
        </text:changed-region>
        <text:changed-region text:id="ct146234968">
          <text:insertion>
            <office:change-info>
              <dc:creator>Autor desconhecido</dc:creator>
              <dc:date>2012-01-07T22:28:00</dc:date>
            </office:change-info>
          </text:insertion>
        </text:changed-region>
        <text:changed-region text:id="ct146246488">
          <text:insertion>
            <office:change-info>
              <dc:creator>Autor desconhecido</dc:creator>
              <dc:date>2012-01-07T22:28:00</dc:date>
            </office:change-info>
          </text:insertion>
        </text:changed-region>
        <text:changed-region text:id="ct146246984">
          <text:insertion>
            <office:change-info>
              <dc:creator>Autor desconhecido</dc:creator>
              <dc:date>2012-01-07T22:28:00</dc:date>
            </office:change-info>
          </text:insertion>
        </text:changed-region>
        <text:changed-region text:id="ct146247280">
          <text:insertion>
            <office:change-info>
              <dc:creator>Autor desconhecido</dc:creator>
              <dc:date>2012-01-07T22:33:00</dc:date>
            </office:change-info>
          </text:insertion>
        </text:changed-region>
        <text:changed-region text:id="ct145798880">
          <text:insertion>
            <office:change-info>
              <dc:creator>Autor desconhecido</dc:creator>
              <dc:date>2012-01-07T22:29:00</dc:date>
            </office:change-info>
          </text:insertion>
        </text:changed-region>
        <text:changed-region text:id="ct145799288">
          <text:insertion>
            <office:change-info>
              <dc:creator>Autor desconhecido</dc:creator>
              <dc:date>2012-01-07T22:34:00</dc:date>
            </office:change-info>
          </text:insertion>
        </text:changed-region>
        <text:changed-region text:id="ct146246152">
          <text:insertion>
            <office:change-info>
              <dc:creator>Autor desconhecido</dc:creator>
              <dc:date>2012-01-07T22:3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change-start text:change-id="ct146200552"/>projectName<text:change-end text:change-id="ct146200552"/></text:p>
      <text:p text:style-name="P3">Relatório de Erros Detectados Pelo FindBugs</text:p>
      <text:p text:style-name="P3"/>
      <text:p text:style-name="P1"><text:span text:style-name="T2"><text:tab/>Ao executar os testes do Hudson no dia </text:span><text:change-start text:change-id="ct146208128"/><text:span text:style-name="T5">dataExecucao</text:span><text:change-end text:change-id="ct146208128"/><text:span text:style-name="T2">, </text:span><text:span text:style-name="T3">revisão </text:span><text:change-start text:change-id="ct146210312"/><text:span text:style-name="T7">revision</text:span><text:change-end text:change-id="ct146210312"/><text:span text:style-name="T3">, </text:span><text:span text:style-name="T2">os seguintes erros </text:span><text:span text:style-name="T1">apontados pelo FindBugs</text:span><text:span text:style-name="T2"> foram relatados pela aplicação:</text:span></text:p>
      <text:p text:style-name="P2"/>
      <table:table table:name="FindBugsTable" table:style-name="FindBugsTable">
        <table:table-column table:style-name="FindBugsTable.A"/>
        <table:table-row>
          <table:table-cell table:style-name="FindBugsTable.A1" office:value-type="string"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4"><text:span text:style-name="T4">Prioridade: </text:span><text:change-start text:change-id="ct146234968"/><text:span text:style-name="T5">b['priority']</text:span><text:change-end text:change-id="ct146234968"/></text:p>
                </table:table-cell>
                <table:table-cell table:style-name="Tabela1.B1" office:value-type="string">
                  <text:p text:style-name="P5"><text:span text:style-name="T4">Categoria: </text:span><text:change-start text:change-id="ct146246488"/><text:span text:style-name="T5">b['category']</text:span><text:change-end text:change-id="ct146246488"/></text:p>
                </table:table-cell>
              </table:table-row>
              <table:table-row>
                <table:table-cell table:style-name="Tabela1.A2" office:value-type="string">
                  <text:p text:style-name="P4"><text:span text:style-name="T4">Mensagem: </text:span><text:change-start text:change-id="ct146246984"/><text:span text:style-name="T5">b['message']</text:span><text:change-end text:change-id="ct146246984"/></text:p>
                </table:table-cell>
                <table:table-cell table:style-name="Tabela1.B2" office:value-type="string">
                  <text:p text:style-name="P5"><text:span text:style-name="T4">Tipo: </text:span><text:change-start text:change-id="ct146247280"/><text:span text:style-name="T6">b['type']</text:span><text:change-end text:change-id="ct146247280"/></text:p>
                </table:table-cell>
              </table:table-row>
              <table:table-row>
                <table:table-cell table:style-name="Tabela1.A3" office:value-type="string">
                  <text:p text:style-name="P4"><text:span text:style-name="T4">Arquivo: </text:span><text:change-start text:change-id="ct145798880"/><text:span text:style-name="T5">b['fileName']</text:span><text:change-end text:change-id="ct145798880"/></text:p>
                </table:table-cell>
                <table:table-cell table:style-name="Tabela1.B3" office:value-type="string">
                  <text:p text:style-name="P5"><text:span text:style-name="T4">Range Linhas: </text:span><text:change-start text:change-id="ct145799288"/><text:span text:style-name="T6">b['lineRange']['start']</text:span><text:change-end text:change-id="ct145799288"/><text:span text:style-name="T4"> </text:span><text:span text:style-name="T5">a </text:span><text:change-start text:change-id="ct146246152"/><text:span text:style-name="T5">b['lineRange']['end']</text:span><text:change-end text:change-id="ct146246152"/></text:p>
                </table:table-cell>
              </table:table-row>
            </table:table>
            <text:p text:style-name="P6"><office:annotation><dc:creator>Autor desconhecido</dc:creator><dc:date>2012-01-07T22:12:41</dc:date><text:p text:style-name="P9"><text:span text:style-name="T9">do row for b in bugs</text:span></text:p></office:annotatio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72f40"/>
    </style:style>
    <style:style style:name="MT1" style:family="text">
      <style:text-properties officeooo:rsid="00172f4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FindBugs Report<text:tab/>Page </text:span><text:span text:style-name="MT1"><text:page-number text:select-page="current">1</text:page-number></text:span><text:span text:style-name="MT1"> 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7M02S</meta:editing-duration>
    <meta:editing-cycles>13</meta:editing-cycles>
    <meta:generator>OpenOffice.org/3.2$Linux OpenOffice.org_project/320m19$Build-9505</meta:generator>
    <dc:date>2012-01-10T03:02:26</dc:date>
    <meta:document-statistic meta:table-count="2" meta:image-count="0" meta:object-count="0" meta:page-count="1" meta:paragraph-count="11" meta:word-count="49" meta:character-count="398"/>
    <meta:user-defined meta:name="Info 1"/>
    <meta:user-defined meta:name="Info 2"/>
    <meta:user-defined meta:name="Info 3"/>
    <meta:user-defined meta:name="Info 4"/>
  </office:meta>
</office:document-meta>
</file>